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С#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table:style-name="ce2"/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table:style-name="ce2"/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table:style-name="ce2"/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table:style-name="ce2"/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table:style-name="ce2"/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table:style-name="ce2"/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table:style-name="ce2"/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table:style-name="ce2"/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table:style-name="ce2"/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table:style-name="ce2"/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table:style-name="ce2"/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table:style-name="ce2"/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table:style-name="ce2"/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table:style-name="ce2"/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1ither</dc:creator>
    <meta:creation-date>2015-06-05T18:19:34Z</meta:creation-date>
    <dc:date>2020-03-26T11:02:12Z</dc:date>
  </office:meta>
</office:document-meta>
</file>